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means1" style:family="table">
      <style:table-properties style:width="6.6931in" table:align="margins"/>
    </style:style>
    <style:style style:name="Kmeans1.A" style:family="table-column">
      <style:table-column-properties style:column-width="1.6729in" style:rel-column-width="16383*"/>
    </style:style>
    <style:style style:name="Kmeans1.D" style:family="table-column">
      <style:table-column-properties style:column-width="1.6736in" style:rel-column-width="16386*"/>
    </style:style>
    <style:style style:name="Kmeans1.A1" style:family="table-cell">
      <style:table-cell-properties fo:padding="0.0382in" fo:border-left="0.05pt solid #000000" fo:border-right="none" fo:border-top="0.05pt solid #000000" fo:border-bottom="0.05pt solid #000000"/>
    </style:style>
    <style:style style:name="Kmeans1.D1" style:family="table-cell">
      <style:table-cell-properties fo:padding="0.0382in" fo:border="0.05pt solid #000000"/>
    </style:style>
    <style:style style:name="Kmeans1.A2" style:family="table-cell">
      <style:table-cell-properties fo:padding="0.0382in" fo:border-left="0.05pt solid #000000" fo:border-right="none" fo:border-top="none" fo:border-bottom="0.05pt solid #000000"/>
    </style:style>
    <style:style style:name="Kmeans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officeooo:rsid="001cc359" officeooo:paragraph-rsid="001cc359" style:font-size-asian="16pt" style:font-size-complex="16pt"/>
    </style:style>
    <style:style style:name="P2" style:family="paragraph" style:parent-style-name="Standard">
      <style:paragraph-properties fo:text-align="center" style:justify-single-word="false"/>
      <style:text-properties fo:font-size="16pt" fo:font-weight="bold" officeooo:rsid="001cc359" officeooo:paragraph-rsid="001cc359" style:font-size-asian="16pt" style:font-weight-asian="bold" style:font-size-complex="16pt" style:font-weight-complex="bold"/>
    </style:style>
    <style:style style:name="P3" style:family="paragraph" style:parent-style-name="Standard">
      <style:text-properties fo:font-size="13pt" officeooo:rsid="001cc359" officeooo:paragraph-rsid="001cc359" style:font-size-asian="11.3500003814697pt" style:font-size-complex="13pt"/>
    </style:style>
    <style:style style:name="P4" style:family="paragraph" style:parent-style-name="Standard">
      <style:text-properties fo:font-size="13pt" officeooo:rsid="001cc359" officeooo:paragraph-rsid="001cc359" style:font-size-asian="13pt" style:font-size-complex="13pt"/>
    </style:style>
    <style:style style:name="P5" style:family="paragraph" style:parent-style-name="Standard">
      <style:paragraph-properties fo:text-align="justify" style:justify-single-word="false"/>
      <style:text-properties fo:font-size="13pt" fo:font-weight="normal" officeooo:rsid="001cc359" officeooo:paragraph-rsid="001cc359"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207561" officeooo:paragraph-rsid="00207561"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21c12f" officeooo:paragraph-rsid="00238b14"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25a438" officeooo:paragraph-rsid="0024660e"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25a438" officeooo:paragraph-rsid="003fa3bd"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285a51" officeooo:paragraph-rsid="0028a38f"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285a51" officeooo:paragraph-rsid="004535b6"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26ea29" officeooo:paragraph-rsid="0024660e"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323863" officeooo:paragraph-rsid="00323863"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24660e" officeooo:paragraph-rsid="00238b14"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fo:font-size="13pt" fo:font-weight="normal" officeooo:rsid="0024660e" officeooo:paragraph-rsid="003609bf"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fo:font-size="13pt" fo:font-weight="normal" officeooo:rsid="003b26b4" officeooo:paragraph-rsid="003b26b4"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fo:font-size="13pt" fo:font-weight="normal" officeooo:rsid="003ca2f6" officeooo:paragraph-rsid="003f28a4"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fo:font-size="13pt" fo:font-weight="normal" officeooo:rsid="003ca2f6" officeooo:paragraph-rsid="003f8c52" style:font-size-asian="11.3500003814697pt" style:font-weight-asian="normal" style:font-size-complex="13pt" style:font-weight-complex="normal"/>
    </style:style>
    <style:style style:name="P19" style:family="paragraph" style:parent-style-name="Standard">
      <style:paragraph-properties fo:text-align="center" style:justify-single-word="false"/>
      <style:text-properties fo:font-size="13pt" fo:font-weight="normal" officeooo:rsid="003f28a4" officeooo:paragraph-rsid="003f28a4"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fo:font-size="13pt" fo:font-weight="normal" officeooo:rsid="003f28a4" officeooo:paragraph-rsid="003f28a4"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font-weight="bold" officeooo:rsid="001f8a95" officeooo:paragraph-rsid="001f8a95" style:font-size-asian="11.3500003814697pt" style:font-weight-asian="bold" style:font-size-complex="13pt" style:font-weight-complex="bold"/>
    </style:style>
    <style:style style:name="P22" style:family="paragraph" style:parent-style-name="Standard">
      <style:paragraph-properties fo:text-align="justify" style:justify-single-word="false"/>
      <style:text-properties fo:font-size="13pt" fo:font-weight="bold" officeooo:rsid="001f8a95" officeooo:paragraph-rsid="001f8a95" style:font-size-asian="11.3500003814697pt" style:font-weight-asian="bold" style:font-size-complex="13pt" style:font-weight-complex="bold"/>
    </style:style>
    <style:style style:name="P23" style:family="paragraph" style:parent-style-name="Standard">
      <style:paragraph-properties fo:text-align="justify" style:justify-single-word="false"/>
      <style:text-properties fo:font-size="13pt" fo:font-weight="bold" officeooo:rsid="001f8a95" officeooo:paragraph-rsid="00207561" style:font-size-asian="11.3500003814697pt" style:font-weight-asian="bold" style:font-size-complex="13pt" style:font-weight-complex="bold"/>
    </style:style>
    <style:style style:name="P24" style:family="paragraph" style:parent-style-name="Standard">
      <style:paragraph-properties fo:text-align="justify" style:justify-single-word="false"/>
      <style:text-properties fo:font-size="13pt" fo:font-weight="bold" officeooo:rsid="001f8a95" officeooo:paragraph-rsid="00238b14" style:font-size-asian="11.3500003814697pt" style:font-weight-asian="bold" style:font-size-complex="13pt" style:font-weight-complex="bold"/>
    </style:style>
    <style:style style:name="P25" style:family="paragraph" style:parent-style-name="Standard">
      <style:paragraph-properties fo:text-align="justify" style:justify-single-word="false"/>
      <style:text-properties fo:font-size="13pt" fo:font-weight="bold" officeooo:rsid="001f8a95" officeooo:paragraph-rsid="0024660e" style:font-size-asian="11.3500003814697pt" style:font-weight-asian="bold" style:font-size-complex="13pt" style:font-weight-complex="bold"/>
    </style:style>
    <style:style style:name="P26" style:family="paragraph" style:parent-style-name="Standard">
      <style:paragraph-properties fo:text-align="justify" style:justify-single-word="false"/>
      <style:text-properties fo:font-size="13pt" fo:font-weight="bold" officeooo:rsid="0024660e" officeooo:paragraph-rsid="0024660e" style:font-size-asian="11.3500003814697pt" style:font-weight-asian="bold" style:font-size-complex="13pt" style:font-weight-complex="bold"/>
    </style:style>
    <style:style style:name="P27" style:family="paragraph" style:parent-style-name="Standard">
      <style:paragraph-properties fo:text-align="justify" style:justify-single-word="false"/>
      <style:text-properties fo:font-size="13pt" fo:font-weight="bold" officeooo:rsid="0024660e" officeooo:paragraph-rsid="0028a38f" style:font-size-asian="11.3500003814697pt" style:font-weight-asian="bold" style:font-size-complex="13pt" style:font-weight-complex="bold"/>
    </style:style>
    <style:style style:name="P28" style:family="paragraph" style:parent-style-name="Standard">
      <style:paragraph-properties fo:text-align="justify" style:justify-single-word="false"/>
      <style:text-properties fo:font-size="13pt" fo:font-weight="bold" officeooo:rsid="0026ea29" officeooo:paragraph-rsid="0026ea29" style:font-size-asian="11.3500003814697pt" style:font-weight-asian="bold" style:font-size-complex="13pt" style:font-weight-complex="bold"/>
    </style:style>
    <style:style style:name="P29" style:family="paragraph" style:parent-style-name="Standard">
      <style:paragraph-properties fo:text-align="justify" style:justify-single-word="false"/>
      <style:text-properties fo:font-size="13pt" fo:font-weight="bold" officeooo:rsid="00238b14" officeooo:paragraph-rsid="00238b14" style:font-size-asian="11.3500003814697pt" style:font-weight-asian="bold" style:font-size-complex="13pt" style:font-weight-complex="bold"/>
    </style:style>
    <style:style style:name="P30" style:family="paragraph" style:parent-style-name="Standard">
      <style:paragraph-properties fo:text-align="justify" style:justify-single-word="false"/>
      <style:text-properties fo:font-size="13pt" fo:font-weight="bold" officeooo:rsid="0028a38f" officeooo:paragraph-rsid="0028a38f" style:font-size-asian="11.3500003814697pt" style:font-weight-asian="bold" style:font-size-complex="13pt" style:font-weight-complex="bold"/>
    </style:style>
    <style:style style:name="P31" style:family="paragraph" style:parent-style-name="Standard">
      <style:paragraph-properties fo:text-align="justify" style:justify-single-word="false"/>
      <style:text-properties fo:font-size="13pt" fo:language="pl" fo:country="PL" officeooo:paragraph-rsid="003baa1a" style:font-size-asian="13pt" style:font-size-complex="13pt"/>
    </style:style>
    <style:style style:name="P32" style:family="paragraph" style:parent-style-name="Standard">
      <style:paragraph-properties fo:text-align="justify" style:justify-single-word="false"/>
      <style:text-properties fo:font-size="13pt" fo:language="pl" fo:country="PL" fo:font-weight="normal" officeooo:rsid="00285a51" officeooo:paragraph-rsid="003baa1a"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fo:font-size="11pt" fo:font-weight="bold" officeooo:rsid="002bbc46" officeooo:paragraph-rsid="002bbc46" style:font-size-asian="11pt" style:font-weight-asian="bold" style:font-size-complex="11pt" style:font-weight-complex="bold"/>
    </style:style>
    <style:style style:name="P34" style:family="paragraph" style:parent-style-name="Standard">
      <style:paragraph-properties fo:text-align="justify" style:justify-single-word="false"/>
      <style:text-properties fo:font-size="11pt" fo:font-weight="bold" officeooo:rsid="002bbc46" officeooo:paragraph-rsid="003609bf" style:font-size-asian="11pt" style:font-weight-asian="bold" style:font-size-complex="11pt" style:font-weight-complex="bold"/>
    </style:style>
    <style:style style:name="P35" style:family="paragraph" style:parent-style-name="Standard">
      <style:paragraph-properties fo:text-align="justify" style:justify-single-word="false"/>
      <style:text-properties fo:font-size="11pt" fo:font-weight="normal" officeooo:rsid="003fa3bd" officeooo:paragraph-rsid="003fa3bd"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fo:font-size="11pt" fo:font-weight="normal" officeooo:rsid="004535b6" officeooo:paragraph-rsid="004535b6" style:font-size-asian="9.60000038146973pt" style:font-weight-asian="normal" style:font-size-complex="11pt" style:font-weight-complex="normal"/>
    </style:style>
    <style:style style:name="P37" style:family="paragraph" style:parent-style-name="Table_20_Contents">
      <style:paragraph-properties fo:text-align="justify" style:justify-single-word="false"/>
      <style:text-properties fo:font-size="13pt" officeooo:rsid="002bbc46" officeooo:paragraph-rsid="002bbc46" style:font-size-asian="11.3500003814697pt" style:font-size-complex="13pt"/>
    </style:style>
    <style:style style:name="P38" style:family="paragraph" style:parent-style-name="Table_20_Contents">
      <style:paragraph-properties fo:text-align="justify" style:justify-single-word="false"/>
      <style:text-properties fo:font-size="13pt" officeooo:rsid="002bbc46" officeooo:paragraph-rsid="003609bf" style:font-size-asian="11.3500003814697pt" style:font-size-complex="13pt"/>
    </style:style>
    <style:style style:name="P39" style:family="paragraph" style:parent-style-name="Table_20_Contents">
      <style:paragraph-properties fo:text-align="justify" style:justify-single-word="false"/>
      <style:text-properties fo:font-size="13pt" officeooo:rsid="002bbc46" officeooo:paragraph-rsid="003fa3bd" style:font-size-asian="11.3500003814697pt" style:font-size-complex="13pt"/>
    </style:style>
    <style:style style:name="P40" style:family="paragraph" style:parent-style-name="Table_20_Contents">
      <style:paragraph-properties fo:text-align="justify" style:justify-single-word="false"/>
      <style:text-properties fo:font-size="13pt" officeooo:rsid="002bbc46" officeooo:paragraph-rsid="004535b6" style:font-size-asian="11.3500003814697pt" style:font-size-complex="13pt"/>
    </style:style>
    <style:style style:name="P41" style:family="paragraph" style:parent-style-name="Table_20_Contents">
      <style:paragraph-properties fo:text-align="justify" style:justify-single-word="false"/>
      <style:text-properties fo:font-size="13pt" officeooo:rsid="002d3a70" officeooo:paragraph-rsid="002d3a70" style:font-size-asian="11.3500003814697pt" style:font-size-complex="13pt"/>
    </style:style>
    <style:style style:name="P42" style:family="paragraph" style:parent-style-name="Table_20_Contents">
      <style:paragraph-properties fo:text-align="justify" style:justify-single-word="false"/>
      <style:text-properties fo:font-size="13pt" officeooo:rsid="002e3f07" officeooo:paragraph-rsid="002e3f07" style:font-size-asian="11.3500003814697pt" style:font-size-complex="13pt"/>
    </style:style>
    <style:style style:name="P43" style:family="paragraph" style:parent-style-name="Table_20_Contents">
      <style:paragraph-properties fo:text-align="justify" style:justify-single-word="false"/>
      <style:text-properties fo:font-size="13pt" officeooo:rsid="00360f7f" officeooo:paragraph-rsid="00360f7f" style:font-size-asian="11.3500003814697pt" style:font-size-complex="13pt"/>
    </style:style>
    <style:style style:name="P44" style:family="paragraph" style:parent-style-name="Table_20_Contents">
      <style:paragraph-properties fo:text-align="justify" style:justify-single-word="false"/>
      <style:text-properties fo:font-size="13pt" officeooo:rsid="00366e2a" officeooo:paragraph-rsid="00366e2a" style:font-size-asian="11.3500003814697pt" style:font-size-complex="13pt"/>
    </style:style>
    <style:style style:name="P45" style:family="paragraph" style:parent-style-name="Table_20_Contents">
      <style:paragraph-properties fo:text-align="justify" style:justify-single-word="false"/>
      <style:text-properties fo:font-size="13pt" officeooo:rsid="003740ae" officeooo:paragraph-rsid="003740ae" style:font-size-asian="11.3500003814697pt" style:font-size-complex="13pt"/>
    </style:style>
    <style:style style:name="P46" style:family="paragraph" style:parent-style-name="Table_20_Contents">
      <style:paragraph-properties fo:text-align="justify" style:justify-single-word="false"/>
      <style:text-properties fo:font-size="13pt" officeooo:rsid="0040432f" officeooo:paragraph-rsid="0040432f" style:font-size-asian="11.3500003814697pt" style:font-size-complex="13pt"/>
    </style:style>
    <style:style style:name="P47" style:family="paragraph" style:parent-style-name="Table_20_Contents">
      <style:paragraph-properties fo:text-align="justify" style:justify-single-word="false"/>
      <style:text-properties fo:font-size="13pt" officeooo:rsid="004535b6" officeooo:paragraph-rsid="004535b6" style:font-size-asian="11.3500003814697pt" style:font-size-complex="13pt"/>
    </style:style>
    <style:style style:name="P48" style:family="paragraph" style:parent-style-name="Table_20_Contents">
      <style:paragraph-properties fo:text-align="justify" style:justify-single-word="false"/>
      <style:text-properties fo:font-size="13pt" fo:font-weight="bold" officeooo:rsid="002d3a70" officeooo:paragraph-rsid="002d3a70" style:font-size-asian="11.3500003814697pt" style:font-weight-asian="bold" style:font-size-complex="13pt" style:font-weight-complex="bold"/>
    </style:style>
    <style:style style:name="P49" style:family="paragraph" style:parent-style-name="Table_20_Contents">
      <style:paragraph-properties fo:text-align="justify" style:justify-single-word="false"/>
      <style:text-properties fo:font-size="13pt" fo:font-weight="bold" officeooo:rsid="002bbc46" officeooo:paragraph-rsid="002bbc46" style:font-size-asian="11.3500003814697pt" style:font-weight-asian="bold" style:font-size-complex="13pt" style:font-weight-complex="bold"/>
    </style:style>
    <style:style style:name="P50" style:family="paragraph" style:parent-style-name="Table_20_Contents">
      <style:paragraph-properties fo:text-align="justify" style:justify-single-word="false"/>
      <style:text-properties fo:font-size="13pt" fo:font-weight="bold" officeooo:rsid="00360f7f" officeooo:paragraph-rsid="00360f7f" style:font-size-asian="11.3500003814697pt" style:font-weight-asian="bold" style:font-size-complex="13pt" style:font-weight-complex="bold"/>
    </style:style>
    <style:style style:name="P51" style:family="paragraph" style:parent-style-name="Table_20_Contents">
      <style:paragraph-properties fo:text-align="justify" style:justify-single-word="false"/>
      <style:text-properties fo:font-size="13pt" fo:font-weight="bold" officeooo:rsid="00366e2a" officeooo:paragraph-rsid="00366e2a" style:font-size-asian="11.3500003814697pt" style:font-weight-asian="bold" style:font-size-complex="13pt" style:font-weight-complex="bold"/>
    </style:style>
    <style:style style:name="P52" style:family="paragraph" style:parent-style-name="Table_20_Contents">
      <style:paragraph-properties fo:text-align="justify" style:justify-single-word="false"/>
      <style:text-properties fo:font-size="13pt" fo:font-weight="bold" officeooo:rsid="0040432f" officeooo:paragraph-rsid="0040432f" style:font-size-asian="11.3500003814697pt" style:font-weight-asian="bold" style:font-size-complex="13pt" style:font-weight-complex="bold"/>
    </style:style>
    <style:style style:name="P53" style:family="paragraph" style:parent-style-name="Table_20_Contents">
      <style:paragraph-properties fo:text-align="justify" style:justify-single-word="false"/>
      <style:text-properties fo:font-size="13pt" fo:font-weight="bold" officeooo:rsid="004535b6" officeooo:paragraph-rsid="004535b6" style:font-size-asian="11.3500003814697pt" style:font-weight-asian="bold" style:font-size-complex="13pt" style:font-weight-complex="bold"/>
    </style:style>
    <style:style style:name="P54" style:family="paragraph" style:parent-style-name="Table_20_Contents">
      <style:paragraph-properties fo:text-align="justify" style:justify-single-word="false"/>
      <style:text-properties fo:font-size="13pt" fo:font-weight="normal" officeooo:rsid="00366e2a" officeooo:paragraph-rsid="00366e2a" style:font-size-asian="11.3500003814697pt" style:font-weight-asian="normal" style:font-size-complex="13pt" style:font-weight-complex="normal"/>
    </style:style>
    <style:style style:name="P55" style:family="paragraph" style:parent-style-name="Table_20_Contents">
      <style:paragraph-properties fo:text-align="justify" style:justify-single-word="false"/>
      <style:text-properties fo:font-size="13pt" fo:font-weight="normal" officeooo:rsid="0040432f" officeooo:paragraph-rsid="0040432f" style:font-size-asian="11.3500003814697pt" style:font-weight-asian="normal" style:font-size-complex="13pt" style:font-weight-complex="normal"/>
    </style:style>
    <style:style style:name="P56" style:family="paragraph" style:parent-style-name="Table_20_Contents">
      <style:paragraph-properties fo:text-align="justify" style:justify-single-word="false"/>
      <style:text-properties fo:font-size="13pt" fo:font-weight="normal" officeooo:rsid="004535b6" officeooo:paragraph-rsid="004535b6" style:font-size-asian="11.3500003814697pt" style:font-weight-asian="normal" style:font-size-complex="13pt" style:font-weight-complex="normal"/>
    </style:style>
    <style:style style:name="P57" style:family="paragraph" style:parent-style-name="Standard">
      <style:paragraph-properties fo:margin-left="0in" fo:margin-right="0in" fo:text-align="justify" style:justify-single-word="false" fo:text-indent="0.4925in" style:auto-text-indent="false"/>
      <style:text-properties fo:font-size="13pt" fo:language="pl" fo:country="PL" officeooo:paragraph-rsid="003baa1a" style:font-size-asian="13pt" style:font-size-complex="13pt"/>
    </style:style>
    <style:style style:name="P58" style:family="paragraph" style:parent-style-name="Standard" style:list-style-name="L1">
      <style:paragraph-properties fo:text-align="justify" style:justify-single-word="false"/>
      <style:text-properties fo:font-size="13pt" fo:font-weight="normal" officeooo:rsid="0024660e" officeooo:paragraph-rsid="0024660e" style:font-size-asian="11.3500003814697pt" style:font-weight-asian="normal" style:font-size-complex="13pt" style:font-weight-complex="normal"/>
    </style:style>
    <style:style style:name="P59" style:family="paragraph" style:parent-style-name="Standard">
      <style:paragraph-properties fo:text-align="justify" style:justify-single-word="false"/>
      <style:text-properties fo:font-size="13pt" fo:font-weight="normal" officeooo:rsid="00285a51" officeooo:paragraph-rsid="004535b6" style:font-size-asian="11.3500003814697pt" style:font-weight-asian="normal" style:font-size-complex="13pt" style:font-weight-complex="normal"/>
    </style:style>
    <style:style style:name="P60" style:family="paragraph" style:parent-style-name="Standard">
      <style:paragraph-properties fo:text-align="justify" style:justify-single-word="false"/>
      <style:text-properties fo:font-size="13pt" fo:font-weight="normal" officeooo:rsid="004654e2" officeooo:paragraph-rsid="004654e2" style:font-size-asian="11.3500003814697pt" style:font-weight-asian="normal" style:font-size-complex="13pt" style:font-weight-complex="normal"/>
    </style:style>
    <style:style style:name="P61" style:family="paragraph" style:parent-style-name="Standard" style:list-style-name="L2">
      <style:paragraph-properties fo:text-align="justify" style:justify-single-word="false"/>
      <style:text-properties fo:font-size="13pt" fo:language="pl" fo:country="PL" officeooo:paragraph-rsid="003baa1a" style:font-size-asian="13pt" style:font-size-complex="13pt"/>
    </style:style>
    <style:style style:name="P62" style:family="paragraph" style:parent-style-name="Standard">
      <style:paragraph-properties fo:text-align="justify" style:justify-single-word="false"/>
      <style:text-properties fo:font-size="13pt" fo:font-weight="bold" officeooo:rsid="004654e2" officeooo:paragraph-rsid="004654e2" style:font-size-asian="11.3500003814697pt" style:font-weight-asian="bold" style:font-size-complex="13pt" style:font-weight-complex="bold"/>
    </style:style>
    <style:style style:name="P63" style:family="paragraph" style:parent-style-name="Standard">
      <style:paragraph-properties fo:text-align="justify" style:justify-single-word="false"/>
      <style:text-properties fo:font-size="13pt" fo:font-weight="bold" officeooo:rsid="0028a38f" officeooo:paragraph-rsid="0028a38f" style:font-size-asian="11.3500003814697pt" style:font-weight-asian="bold" style:font-size-complex="13pt" style:font-weight-complex="bold"/>
    </style:style>
    <style:style style:name="P64" style:family="paragraph" style:parent-style-name="Standard">
      <style:paragraph-properties fo:text-align="justify" style:justify-single-word="false"/>
      <style:text-properties fo:font-size="13pt" fo:font-weight="bold" officeooo:rsid="001f8a95" officeooo:paragraph-rsid="0048ad7e" style:font-size-asian="11.3500003814697pt" style:font-weight-asian="bold" style:font-size-complex="13pt" style:font-weight-complex="bold"/>
    </style:style>
    <style:style style:name="P65" style:family="paragraph" style:parent-style-name="Standard" style:list-style-name="L3">
      <style:paragraph-properties fo:text-align="justify" style:justify-single-word="false"/>
      <style:text-properties fo:font-size="13pt" officeooo:paragraph-rsid="0048ad7e"/>
    </style:style>
    <style:style style:name="P66" style:family="paragraph" style:parent-style-name="Standard" style:list-style-name="L3">
      <style:paragraph-properties fo:text-align="justify" style:justify-single-word="false"/>
      <style:text-properties fo:color="#000000" fo:font-size="13pt" style:text-underline-style="none" fo:font-weight="normal" officeooo:rsid="00274a0a" officeooo:paragraph-rsid="0028a38f" style:font-size-asian="11.3500003814697pt" style:font-weight-asian="normal" style:font-size-complex="13pt" style:font-weight-complex="normal"/>
    </style:style>
    <style:style style:name="P67" style:family="paragraph" style:parent-style-name="Standard" style:list-style-name="L3">
      <style:paragraph-properties fo:text-align="justify" style:justify-single-word="false"/>
      <style:text-properties fo:color="#000000" fo:font-size="13pt" style:text-underline-style="none" fo:font-weight="normal" officeooo:rsid="0028a38f" officeooo:paragraph-rsid="0028a38f" style:font-size-asian="11.3500003814697pt" style:font-weight-asian="normal" style:font-size-complex="13pt" style:font-weight-complex="normal"/>
    </style:style>
    <style:style style:name="P68" style:family="paragraph" style:parent-style-name="Standard" style:list-style-name="L3">
      <style:paragraph-properties fo:text-align="justify" style:justify-single-word="false"/>
      <style:text-properties fo:color="#000000" fo:font-size="13pt" style:text-underline-style="none" fo:font-weight="normal" officeooo:rsid="0048ad7e" officeooo:paragraph-rsid="0048ad7e" style:font-size-asian="11.3500003814697pt" style:font-weight-asian="normal" style:font-size-complex="13pt" style:font-weight-complex="normal"/>
    </style:style>
    <style:style style:name="P69" style:family="paragraph" style:parent-style-name="Standard" style:list-style-name="L3">
      <style:paragraph-properties fo:text-align="justify" style:justify-single-word="false"/>
      <style:text-properties officeooo:paragraph-rsid="0048ad7e"/>
    </style:style>
    <style:style style:name="P70" style:family="paragraph" style:parent-style-name="Standard">
      <style:paragraph-properties style:writing-mode="lr-tb"/>
      <style:text-properties style:font-name="sans-serif" fo:font-size="15.75pt"/>
    </style:style>
    <style:style style:name="T1" style:family="text">
      <style:text-properties officeooo:rsid="001eb229"/>
    </style:style>
    <style:style style:name="T2" style:family="text">
      <style:text-properties fo:font-weight="normal" style:font-weight-asian="normal" style:font-weight-complex="normal"/>
    </style:style>
    <style:style style:name="T3" style:family="text">
      <style:text-properties fo:font-weight="normal" officeooo:rsid="00207561" style:font-weight-asian="normal" style:font-weight-complex="normal"/>
    </style:style>
    <style:style style:name="T4" style:family="text">
      <style:text-properties fo:font-weight="normal" officeooo:rsid="0020da65" style:font-weight-asian="normal" style:font-weight-complex="normal"/>
    </style:style>
    <style:style style:name="T5" style:family="text">
      <style:text-properties fo:font-weight="normal" officeooo:rsid="0021c12f" style:font-weight-asian="normal" style:font-weight-complex="normal"/>
    </style:style>
    <style:style style:name="T6" style:family="text">
      <style:text-properties fo:font-weight="normal" officeooo:rsid="00238b14" style:font-weight-asian="normal" style:font-weight-complex="normal"/>
    </style:style>
    <style:style style:name="T7" style:family="text">
      <style:text-properties fo:font-weight="normal" officeooo:rsid="0024660e" style:font-weight-asian="normal" style:font-weight-complex="normal"/>
    </style:style>
    <style:style style:name="T8" style:family="text">
      <style:text-properties fo:font-weight="normal" officeooo:rsid="00252d6f" style:font-weight-asian="normal" style:font-weight-complex="normal"/>
    </style:style>
    <style:style style:name="T9" style:family="text">
      <style:text-properties fo:font-weight="normal" officeooo:rsid="0025a438" style:font-weight-asian="normal" style:font-weight-complex="normal"/>
    </style:style>
    <style:style style:name="T10" style:family="text">
      <style:text-properties fo:font-weight="normal" officeooo:rsid="0026ea29" style:font-weight-asian="normal" style:font-weight-complex="normal"/>
    </style:style>
    <style:style style:name="T11" style:family="text">
      <style:text-properties fo:font-weight="normal" officeooo:rsid="00274a0a" style:font-weight-asian="normal" style:font-weight-complex="normal"/>
    </style:style>
    <style:style style:name="T12" style:family="text">
      <style:text-properties fo:font-weight="normal" officeooo:rsid="00285a51" style:font-weight-asian="normal" style:font-weight-complex="normal"/>
    </style:style>
    <style:style style:name="T13" style:family="text">
      <style:text-properties fo:font-weight="normal" officeooo:rsid="002d3a70" style:font-weight-asian="normal" style:font-weight-complex="normal"/>
    </style:style>
    <style:style style:name="T14" style:family="text">
      <style:text-properties fo:font-weight="normal" officeooo:rsid="003609bf" style:font-weight-asian="normal" style:font-weight-complex="normal"/>
    </style:style>
    <style:style style:name="T15" style:family="text">
      <style:text-properties fo:font-weight="normal" officeooo:rsid="0040c470" style:font-weight-asian="normal" style:font-weight-complex="normal"/>
    </style:style>
    <style:style style:name="T16" style:family="text">
      <style:text-properties fo:font-weight="normal" officeooo:rsid="0048ad7e" style:font-weight-asian="normal" style:font-weight-complex="normal"/>
    </style:style>
    <style:style style:name="T17" style:family="text">
      <style:text-properties officeooo:rsid="00207561"/>
    </style:style>
    <style:style style:name="T18" style:family="text">
      <style:text-properties officeooo:rsid="0029eb06"/>
    </style:style>
    <style:style style:name="T19" style:family="text">
      <style:text-properties officeooo:rsid="00343792"/>
    </style:style>
    <style:style style:name="T20" style:family="text">
      <style:text-properties fo:font-weight="bold" style:font-weight-asian="bold" style:font-weight-complex="bold"/>
    </style:style>
    <style:style style:name="T21" style:family="text">
      <style:text-properties officeooo:rsid="003f28a4"/>
    </style:style>
    <style:style style:name="T22" style:family="text">
      <style:text-properties officeooo:rsid="004246f0"/>
    </style:style>
    <style:style style:name="T23" style:family="text">
      <style:text-properties officeooo:rsid="004654e2"/>
    </style:style>
    <style:style style:name="T24" style:family="text">
      <style:text-properties style:font-name="sans-serif" fo:font-size="15.75pt"/>
    </style:style>
    <style:style style:name="T25" style:family="text">
      <style:text-properties fo:color="#000000" style:text-underline-style="none" fo:font-weight="normal" officeooo:rsid="0048ad7e" style:font-size-asian="11.3500003814697pt" style:font-weight-asian="normal" style:font-size-complex="13pt" style:font-weight-complex="normal"/>
    </style:style>
    <style:style style:name="T26" style:family="text">
      <style:text-properties fo:color="#000000" fo:font-size="13pt" style:text-underline-style="none" fo:font-weight="normal" officeooo:rsid="0048ad7e" style:font-size-asian="11.3500003814697pt" style:font-weight-asian="normal" style:font-size-complex="13pt" style:font-weight-complex="normal"/>
    </style:style>
    <style:style style:name="T27" style:family="text">
      <style:text-properties officeooo:rsid="004aa175"/>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4925in" text:min-label-width="0.25in"/>
      </text:list-level-style-number>
      <text:list-level-style-number text:level="2" style:num-suffix="." style:num-format="a" style:num-letter-sync="true">
        <style:list-level-properties text:space-before="0.9925in" text:min-label-width="0.25in"/>
      </text:list-level-style-number>
      <text:list-level-style-number text:level="3" style:num-suffix="." style:num-format="i">
        <style:list-level-properties text:space-before="1.6173in" text:min-label-width="0.1252in" fo:text-align="end"/>
      </text:list-level-style-number>
      <text:list-level-style-number text:level="4" style:num-suffix="." style:num-format="1">
        <style:list-level-properties text:space-before="1.9925in" text:min-label-width="0.25in"/>
      </text:list-level-style-number>
      <text:list-level-style-number text:level="5" style:num-suffix="." style:num-format="a" style:num-letter-sync="true">
        <style:list-level-properties text:space-before="2.4925in" text:min-label-width="0.25in"/>
      </text:list-level-style-number>
      <text:list-level-style-number text:level="6" style:num-suffix="." style:num-format="i">
        <style:list-level-properties text:space-before="3.1173in" text:min-label-width="0.1252in" fo:text-align="end"/>
      </text:list-level-style-number>
      <text:list-level-style-number text:level="7" style:num-suffix="." style:num-format="1">
        <style:list-level-properties text:space-before="3.4925in" text:min-label-width="0.25in"/>
      </text:list-level-style-number>
      <text:list-level-style-number text:level="8" style:num-suffix="." style:num-format="a" style:num-letter-sync="true">
        <style:list-level-properties text:space-before="3.9925in" text:min-label-width="0.25in"/>
      </text:list-level-style-number>
      <text:list-level-style-number text:level="9" style:num-suffix="." style:num-format="i">
        <style:list-level-properties text:space-before="4.6173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ytmy inspirowane naturą 2013/2014</text:p>
      <text:p text:style-name="P4">Marcin Głombiowski</text:p>
      <text:p text:style-name="P3">Patryk Jażdżewski</text:p>
      <text:p text:style-name="P3"/>
      <text:p text:style-name="P2">Problem grupowania punktów w przestrzeni dwuwymiarowej.</text:p>
      <text:p text:style-name="P2"/>
      <text:p text:style-name="P5"><text:tab/>Celem tej pracy jest zbadanie wydajności różnorodnych algorytmów w zagadnieniu grupowania punktów w przestrzeniach dwuwymiarowej. Problem grupowania polega na podziale zestawu punktów na rozłączne grupy w ten sposób, żeby zminimalizować wartość pewnej zadanej funkcji oceny. Grupowanie tego typu ma wiele zastosowań np. przy <text:span text:style-name="T1">komputerowej analizie obrazów czy wykrywaniu anomalii w zestawach danych.</text:span> <text:span text:style-name="T1">Algorytmy, które zbadaliśmy to klasyczny algorytm k-średnich, algorytm genetyczny z selekcją elitarystyczną, ewolucja różnicowa oraz algorytm optymalizacji rojem cząstek. <text:s/></text:span></text:p>
      <text:p text:style-name="P5"><text:tab/><text:span text:style-name="T18">Celem przetestowania jakości poszczególnych algorytmów zbadamy rozwiązania jakie produkują dla dobrze znanych problemów, tj. takich zbiorów punktów dla których znany jest optymalny podział. Dla każdego algorytmu zmierzymy jakość rozwiązania mierzoną jako sumaryczna odległość między centroidami a ich punktami oraz odchylenie od rozwiązania optymalnego. Dodatkowo zmierzymy też czas działania algorytmu. </text:span></text:p>
      <text:p text:style-name="P5"/>
      <text:p text:style-name="P21">Algorytm K-średnich</text:p>
      <text:p text:style-name="P22"><text:span text:style-name="T2"><text:tab/>Algorytm</text:span> <text:span text:style-name="T2">K-średnich (MacQueen, 1967) znany też jako algorytm centroidów, to jeden z najbardziej popularnych algorytmów wyznaczania podziału danych. Podejście K-średnich należy do <text:s/>rodziny algorytmów klasyfikacji bez nadzoru. </text:span></text:p>
      <text:p text:style-name="P23"><text:span text:style-name="T2"><text:tab/>Idea K-średnich polega na wyborze k nowych punktów zwanych Centroidami, gdzie k to ilość grup na jakie chcemy podzielić punkty, i przypisaniu do nich najbliższych zadanych punktów. Tak otrzymane rozwiązanie ulega poprawie w następnych iteracjach algorytmu, </text:span><text:span text:style-name="T3">w </text:span><text:span text:style-name="T16">ten sposób, że w </text:span><text:span text:style-name="T3">każdej kolejnej iteracji następuje przesunięcie każdego centroida do środka zbioru jego punktów, poprzez uśrednienie pozycji </text:span><text:span text:style-name="T16">wszystkich</text:span><text:span text:style-name="T3"> przypisanych mu punktów. Iteracje powtarzane są do uzyskania satysfakcjonujących wyników lub do momentu, gdy rozwiązanie nie ulega już poprawe.</text:span></text:p>
      <text:p text:style-name="P6"><text:tab/>Nasza implementacja wykorzystuje randomizowane początkowe rozmieszczenie centroidów, w obrębie przestrzeni wyznaczonej przez skrajne punkty danych wyjściowych. <text:s/>Reprezentacja punktów jak i centroidów jest zgodna z zasadami OOP. Centroidy traktujemy jako wyspecjalizowane instancje punktów. <text:s/></text:p>
      <text:p text:style-name="P24"><text:span text:style-name="T3"><text:tab/>Wydajność algorytmu K-średnich jest w dużej mierze uzależniona od początkowego wyboru punktów. Spodziewamy się, </text:span><text:span text:style-name="T4">że nasza metoda losowego rozmieszczania początkowych wektorów może prowadzić do dużej losowości otrzymywanych wyników. <text:s/>Dodatkowe ograniczenie, które założyliśmy na na początkowy układ centroidów powinno ograniczyć rozrzut wyników dla zadań w których dane wejsciowe są skoncentrowane. Obawiamy się, że w przypadku danych z dużym rozproszeniem punktów po przestrzeni lub <text:s/></text:span><text:span text:style-name="T5">ze skrajnymi danymi będącymi anomaliami, wydajność algorytmu moze być ograniczona. </text:span><text:span text:style-name="T7">Spodziewamy się, że każda iteracja będzie zajmować najmniej czasu, w porównaniu z innymi rozważanymi algorytmami.</text:span></text:p>
      <text:p text:style-name="P14"/>
      <text:p text:style-name="P14"/>
      <text:p text:style-name="P14"/>
      <text:p text:style-name="P14"/>
      <text:p text:style-name="P14"/>
      <text:p text:style-name="P33"><text:bookmark-start text:name="__DdeLink__179_805668222"/><text:soft-page-break/><text:span text:style-name="T13">Średnie w</text:span><text:span text:style-name="T2">yniki algorytmu K-średnich dla zestawu 5-2</text:span></text:p>
      <table:table table:name="Kmeans1" table:style-name="Kmeans1">
        <table:table-column table:style-name="Kmeans1.A" table:number-columns-repeated="3"/>
        <table:table-column table:style-name="Kmeans1.D"/>
        <table:table-row>
          <table:table-cell table:style-name="Kmeans1.A1" office:value-type="string">
            <text:p text:style-name="P37">Ilość rund</text:p>
          </table:table-cell>
          <table:table-cell table:style-name="Kmeans1.A1" office:value-type="string">
            <text:p text:style-name="P37">Celność w %</text:p>
          </table:table-cell>
          <table:table-cell table:style-name="Kmeans1.A1" office:value-type="string">
            <text:p text:style-name="P37">Jakość rozwiązania</text:p>
          </table:table-cell>
          <table:table-cell table:style-name="Kmeans1.D1" office:value-type="string">
            <text:p text:style-name="P37">Czas działania w ms</text:p>
          </table:table-cell>
        </table:table-row>
        <table:table-row>
          <table:table-cell table:style-name="Kmeans1.A2" office:value-type="string">
            <text:p text:style-name="P37">10</text:p>
          </table:table-cell>
          <table:table-cell table:style-name="Kmeans1.A2" office:value-type="string">
            <text:p text:style-name="P37">33,63</text:p>
          </table:table-cell>
          <table:table-cell table:style-name="Kmeans1.A2" office:value-type="string">
            <text:p text:style-name="P41">768,86</text:p>
          </table:table-cell>
          <table:table-cell table:style-name="Kmeans1.D2" office:value-type="string">
            <text:p text:style-name="P48">11</text:p>
          </table:table-cell>
        </table:table-row>
        <table:table-row>
          <table:table-cell table:style-name="Kmeans1.A2" office:value-type="string">
            <text:p text:style-name="P37">30</text:p>
          </table:table-cell>
          <table:table-cell table:style-name="Kmeans1.A2" office:value-type="string">
            <text:p text:style-name="P37">32,90</text:p>
          </table:table-cell>
          <table:table-cell table:style-name="Kmeans1.A2" office:value-type="string">
            <text:p text:style-name="P41">806,91</text:p>
          </table:table-cell>
          <table:table-cell table:style-name="Kmeans1.D2" office:value-type="string">
            <text:p text:style-name="P41">18,2</text:p>
          </table:table-cell>
        </table:table-row>
        <table:table-row>
          <table:table-cell table:style-name="Kmeans1.A2" office:value-type="string">
            <text:p text:style-name="P37">60</text:p>
          </table:table-cell>
          <table:table-cell table:style-name="Kmeans1.A2" office:value-type="string">
            <text:p text:style-name="P37">32,09</text:p>
          </table:table-cell>
          <table:table-cell table:style-name="Kmeans1.A2" office:value-type="string">
            <text:p text:style-name="P48">698,05</text:p>
          </table:table-cell>
          <table:table-cell table:style-name="Kmeans1.D2" office:value-type="string">
            <text:p text:style-name="P41">28,9</text:p>
          </table:table-cell>
        </table:table-row>
        <table:table-row>
          <table:table-cell table:style-name="Kmeans1.A2" office:value-type="string">
            <text:p text:style-name="P37">180</text:p>
          </table:table-cell>
          <table:table-cell table:style-name="Kmeans1.A2" office:value-type="string">
            <text:p text:style-name="P37">36,54</text:p>
          </table:table-cell>
          <table:table-cell table:style-name="Kmeans1.A2" office:value-type="string">
            <text:p text:style-name="P42">753,28</text:p>
          </table:table-cell>
          <table:table-cell table:style-name="Kmeans1.D2" office:value-type="string">
            <text:p text:style-name="P42">61,6</text:p>
          </table:table-cell>
        </table:table-row>
        <table:table-row>
          <table:table-cell table:style-name="Kmeans1.A2" office:value-type="string">
            <text:p text:style-name="P37">540</text:p>
          </table:table-cell>
          <table:table-cell table:style-name="Kmeans1.A2" office:value-type="string">
            <text:p text:style-name="P49">37,09</text:p>
          </table:table-cell>
          <table:table-cell table:style-name="Kmeans1.A2" office:value-type="string">
            <text:p text:style-name="P42">721,49</text:p>
          </table:table-cell>
          <table:table-cell table:style-name="Kmeans1.D2" office:value-type="string">
            <text:p text:style-name="P42">148,9</text:p>
          </table:table-cell>
        </table:table-row>
      </table:table>
      <text:p text:style-name="P14"><text:bookmark-end text:name="__DdeLink__179_805668222"/></text:p>
      <text:p text:style-name="P14"/>
      <text:p text:style-name="P14"><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7"/>
      <text:p text:style-name="P7"><draw:frame draw:style-name="fr1"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13"><text:soft-page-break/><text:tab/>Na podstawie przeprowadzonych eksperymentów zauważamy, że wyniki zwracane przez algorytm K-średnich z losowym wyborem pozycji początkowych są trudne to przewidzenia. Ich jakość jest w dużej mierze zależna od losowego rozmieszczenia początkowego, więc zwiększenie ilości iteracji nie zawsze przynosi poprawę wyników. Brak bezpośredniej korelacji pomiędzy ilością iteracji a jakością i celnością wyników utrudnia wykorzystanie tego algorytmu w praktyce. <text:span text:style-name="T19">Za zastosowaniem tego algorytmu przemawia z kolei powolny wzrost czasu wykonia, który jest niższy niż wynikałoby to ze wzrostu ilości iteracji. Powodem takeigo zachowania prawdopodobnie są techniki optymalizacyjne zastosowane w maszynie wirtualnej Javy, np. JIT compilation. </text:span><text:s text:c="2"/></text:p>
      <text:p text:style-name="P7"/>
      <text:p text:style-name="P29">Algorytm genetyczny z selekcją elitarystyczną</text:p>
      <text:p text:style-name="P64"><text:span text:style-name="T5"><text:tab/></text:span><text:span text:style-name="T6">Rodzina algorytmów gentycznych <text:s/>jest to zbiór algorytmów których zadaniem jest przeszukiwanie przestrzeni rozwiązań w poszukiwaniu optymalnego rozwiązania </text:span><text:span text:style-name="T16">(</text:span><text:span text:style-name="T6">lub zbliżonego do optymalnego</text:span><text:span text:style-name="T16">)</text:span><text:span text:style-name="T6"> i które zostały zainspirowane pracami z zakresu biologii </text:span><text:span text:style-name="T16">i </text:span><text:span text:style-name="T6">genetyki. Idea algorytmów genetycznych została stworzona przez Johna H. Hollanda. </text:span></text:p>
      <text:p text:style-name="P25"><text:span text:style-name="T6"><text:tab/></text:span><text:span text:style-name="T7">Algorytm genetyczny tworzy rozwiązanie bazowe, a następnie usprawnia to rozwiązanie aż do uzyskania zadowalajacej jakości albo osiągnięcia limitu czasu lub iteracji. Kluczowe znaczenie dla jakości algorytmu ma umiejętność poprawiania zadanego rozwiązania w czym kluczowe znaczenie mają tzw. operatory genetyczne: selekcja. mutacja i krzyżowanie, na podstawie których dobierane są osobniki przechodzące do następnego pokolenia. W tym konktekście selekcja elitarystyczna oznacza, następujące zachowanie programu w każdej iteracji:</text:span></text:p>
      <text:list xml:id="list5998337247553317170" text:style-name="L1">
        <text:list-item>
          <text:p text:style-name="P58">powiększamy populację dwukrotnie poprzez mutację każdego osobnika z obecnej populacji</text:p>
        </text:list-item>
        <text:list-item>
          <text:p text:style-name="P58">dzielimy tą dużą populację na grupy w losowy sposób</text:p>
        </text:list-item>
        <text:list-item>
          <text:p text:style-name="P58">z każdej grupie osobniki rywalizują ze sobą, rywalizacja odbywa się wg. funkcji dostosowania</text:p>
        </text:list-item>
        <text:list-item>
          <text:p text:style-name="P58">z kazdej grupy wybieramy najlepsze osobniki, które tworzą nową populację</text:p>
        </text:list-item>
      </text:list>
      <text:p text:style-name="P26"><text:span text:style-name="T8">Celem zastosowaniu losowego podziału na grupy jest uniknięcie dominacji populacji przez dobrze przystosowanego osobnika będącego ekstremeum lokalnym.</text:span><text:span text:style-name="T2"> </text:span></text:p>
      <text:p text:style-name="P26"><text:span text:style-name="T2"><text:tab/></text:span><text:span text:style-name="T9">Nasza implementacja korzysta z losowego, choć ograniczonego skrajnymi punktami, rozwiązania początkowego. Za funkcję dostosowania przyjeliśmy średnią odległość każdego z centroidów do jego punktów. </text:span><text:span text:style-name="T15">K</text:span><text:span text:style-name="T9">orzysta</text:span><text:span text:style-name="T15">my</text:span><text:span text:style-name="T9"> z operatora mutacji zdefiniowanego jako przyciąganie centroida przez jego punkty, tj. dla każdego centroida wybierana jest cześć należących do niego punktów, z tych punktów tworzona jest średnia, po czym centroid wykonuje randomizowany ruch w kierunku tak wyznaczonego punktu ciężkości. Przy czym centroidy bez przypisanych punktów traktujemy jako błędne i zamiast dokonywać ich mutacji losujemy dla nich nową pozycję. </text:span></text:p>
      <text:p text:style-name="P8"/>
      <text:p text:style-name="P34"><text:span text:style-name="T13">Średnie w</text:span><text:span text:style-name="T2">yniki algorytmu </text:span><text:span text:style-name="T14">genetycznego</text:span><text:span text:style-name="T2"> dla zestawu 5-2</text:span></text:p>
      <table:table table:name="Table1" table:style-name="Table1">
        <table:table-column table:style-name="Table1.A" table:number-columns-repeated="3"/>
        <table:table-column table:style-name="Table1.D"/>
        <table:table-row>
          <table:table-cell table:style-name="Table1.A1" office:value-type="string">
            <text:p text:style-name="P38">Ilość rund</text:p>
          </table:table-cell>
          <table:table-cell table:style-name="Table1.A1" office:value-type="string">
            <text:p text:style-name="P38">Celność w %</text:p>
          </table:table-cell>
          <table:table-cell table:style-name="Table1.A1" office:value-type="string">
            <text:p text:style-name="P38">Jakość rozwiązania</text:p>
          </table:table-cell>
          <table:table-cell table:style-name="Table1.D1" office:value-type="string">
            <text:p text:style-name="P38">Czas działania w ms</text:p>
          </table:table-cell>
        </table:table-row>
        <table:table-row>
          <table:table-cell table:style-name="Table1.A2" office:value-type="string">
            <text:p text:style-name="P38">10</text:p>
          </table:table-cell>
          <table:table-cell table:style-name="Table1.A2" office:value-type="string">
            <text:p text:style-name="P43">36,51</text:p>
          </table:table-cell>
          <table:table-cell table:style-name="Table1.A2" office:value-type="string">
            <text:p text:style-name="P43">670,48</text:p>
          </table:table-cell>
          <table:table-cell table:style-name="Table1.D2" office:value-type="string">
            <text:p text:style-name="P50">61,30</text:p>
          </table:table-cell>
        </table:table-row>
        <table:table-row>
          <table:table-cell table:style-name="Table1.A2" office:value-type="string">
            <text:p text:style-name="P38">30</text:p>
          </table:table-cell>
          <table:table-cell table:style-name="Table1.A2" office:value-type="string">
            <text:p text:style-name="P43">37,13</text:p>
          </table:table-cell>
          <table:table-cell table:style-name="Table1.A2" office:value-type="string">
            <text:p text:style-name="P43">617,31</text:p>
          </table:table-cell>
          <table:table-cell table:style-name="Table1.D2" office:value-type="string">
            <text:p text:style-name="P43">145,90</text:p>
          </table:table-cell>
        </table:table-row>
        <table:table-row>
          <table:table-cell table:style-name="Table1.A2" office:value-type="string">
            <text:p text:style-name="P38">60</text:p>
          </table:table-cell>
          <table:table-cell table:style-name="Table1.A2" office:value-type="string">
            <text:p text:style-name="P44">38,41</text:p>
          </table:table-cell>
          <table:table-cell table:style-name="Table1.A2" office:value-type="string">
            <text:p text:style-name="P54">591,20</text:p>
          </table:table-cell>
          <table:table-cell table:style-name="Table1.D2" office:value-type="string">
            <text:p text:style-name="P44">275,40</text:p>
          </table:table-cell>
        </table:table-row>
        <table:table-row>
          <table:table-cell table:style-name="Table1.A2" office:value-type="string">
            <text:p text:style-name="P38">180</text:p>
          </table:table-cell>
          <table:table-cell table:style-name="Table1.A2" office:value-type="string">
            <text:p text:style-name="P44">41,21</text:p>
          </table:table-cell>
          <table:table-cell table:style-name="Table1.A2" office:value-type="string">
            <text:p text:style-name="P44">561,24</text:p>
          </table:table-cell>
          <table:table-cell table:style-name="Table1.D2" office:value-type="string">
            <text:p text:style-name="P44">744,70</text:p>
          </table:table-cell>
        </table:table-row>
        <table:table-row>
          <table:table-cell table:style-name="Table1.A2" office:value-type="string">
            <text:p text:style-name="P38">540</text:p>
          </table:table-cell>
          <table:table-cell table:style-name="Table1.A2" office:value-type="string">
            <text:p text:style-name="P51">43,56</text:p>
          </table:table-cell>
          <table:table-cell table:style-name="Table1.A2" office:value-type="string">
            <text:p text:style-name="P51">532,71</text:p>
          </table:table-cell>
          <table:table-cell table:style-name="Table1.D2" office:value-type="string">
            <text:p text:style-name="P45">2218,30</text:p>
          </table:table-cell>
        </table:table-row>
      </table:table>
      <text:p text:style-name="P15"><draw:frame draw:style-name="fr2" draw:name="Object3" text:anchor-type="paragraph" svg:width="6.2992in" svg:height="3.5429in" draw:z-index="2"><draw:object xlink:href="./Object 3" xlink:type="simple" xlink:show="embed" xlink:actuate="onLoad"/><draw:image xlink:href="./ObjectReplacements/Object 3" xlink:type="simple" xlink:show="embed" xlink:actuate="onLoad"/></draw:frame><text:soft-page-break/></text:p>
      <text:p text:style-name="P16"><draw:frame draw:style-name="fr2" draw:name="Object4" text:anchor-type="paragraph" svg:width="6.2992in" svg:height="3.5429in" draw:z-index="3"><draw:object xlink:href="./Object 4" xlink:type="simple" xlink:show="embed" xlink:actuate="onLoad"/><draw:image xlink:href="./ObjectReplacements/Object 4" xlink:type="simple" xlink:show="embed" xlink:actuate="onLoad"/></draw:frame>Testowany przez nas algorytm genetyczny zgodnie z przewidywaniami daje wyniki lepsze od algorytmu K-średnich. przy zwiększaniu ilości iteracji obserwujemy stabilną poprawę wyników. Wzrost ten jest jednak dużo wolniejszy niż zakładano. Zwiększanie ilości iteracji wiąże się z proporcjonalnym wzrostem czasu wykonania oraz stosunkowo niewielkim wzrostem celoności i poprawą jakości, co oznacza, że to podejście może być niewystarczająco skalowalne. </text:p>
      <text:p text:style-name="P8"/>
      <text:p text:style-name="P8"/>
      <text:p text:style-name="P8"/>
      <text:p text:style-name="P8"/>
      <text:p text:style-name="P8"/>
      <text:p text:style-name="P8"/>
      <text:p text:style-name="P8"/>
      <text:p text:style-name="P17"><text:soft-page-break/><text:span text:style-name="T20">Ewolucja różnicowa</text:span> </text:p>
      <text:p text:style-name="P17"><text:tab/>Ewolucja różnicowa (K.Price, R.Storn) jest to rodzina algorytmów optymalizacji numerycznej, oparta na iteracyjnym poprawianiu rozwiązania bazowego. Algorytmy z tej rodziny nie narzucają na dane wejściowe żadnych od górnych założeń, dzięki czemu <text:s/>nadają się do przeszukiwania dużych przestrzeni rozwiązań oraz w zadaniach, o których nasza wiedza jest niewielka. <text:span text:style-name="T21">W praktyce oznacza to, że algorytm traktuje problem jako tzw. “czarną skrzynkę” o której nic nie wiadomo i o której nic nie można zakładać. Jedyne co <text:s/>jest znane algorytmowi, to funkcja oceny, która pozwala na porządkowanie rozwiązań wg. ich jakości.</text:span> Rozwiązania ewolucji różnicowej nie gwarantują otrzymania optymalnego rozwiązania. </text:p>
      <text:p text:style-name="P17"><text:tab/><text:span text:style-name="T21">Ewolucja różnicowa kładzie nacisk na krzyżowanie jako dominujący operator genetyczny. Ogólny pomysł ewolucji różnicowej polega na krzyżowaniu ze sobą istniejących już rozwiązań celem otrzymania nowych osobników. Procedura krzyżowania osobników jest (najczęściej) wyrażona wzorem matematycznym. Przy tworzeniu <text:s/>osobnika następnego <text:s/>pokolenia możemy postąpić w ten sposób:</text:span></text:p>
      <text:p text:style-name="P19">XN = X1 * F * (X2 – X3)</text:p>
      <text:p text:style-name="P20">gdzie: </text:p>
      <text:p text:style-name="P20">XN – nowy sobnik</text:p>
      <text:p text:style-name="P20">X* – osbnik z poprzeniej populacji</text:p>
      <text:p text:style-name="P20">F – współczynnik sterujący krzyżowaniem</text:p>
      <text:p text:style-name="P18"><text:tab/><text:span text:style-name="T21">Na potrzeby tego opracowania zaimplementowaliśmy następujący algorytm ewolucji różnicowej. Wybieramy 2 losowe rozwiązania (X2 i X3) z poprzedniej iteracji w ten sposób, że każde z nich jest losowane z takim samym prawdopodobieństwem i nie powtarza się. Za domyślny parametr F przyjmujemy 0,5. Następnie obliczamy powyższy wzór dla każdego rodzica (X1). Na koniec tak otrzymane XN krzyżujemy jeszcze raz z rodzicem na zasadzie losowej wymiany współrzędnych w każdym z centroidów. W ten sposób otrzymujemy dwukrotnie większą popualcję, którą następnie sortuejmy wg. wyniku. Do następnej rundy przechodzi tylko najlepsze 50% osobników. </text:span></text:p>
      <text:p text:style-name="P18"/>
      <text:p text:style-name="P35">Średnie wyniki dla ewolucji różnicowej (F=0,5) dla danych 5-2</text:p>
      <table:table table:name="Table2" table:style-name="Table2">
        <table:table-column table:style-name="Table2.A" table:number-columns-repeated="3"/>
        <table:table-column table:style-name="Table2.D"/>
        <table:table-row>
          <table:table-cell table:style-name="Table2.A1" office:value-type="string">
            <text:p text:style-name="P39">Ilość rund</text:p>
          </table:table-cell>
          <table:table-cell table:style-name="Table2.A1" office:value-type="string">
            <text:p text:style-name="P39">Celność w %</text:p>
          </table:table-cell>
          <table:table-cell table:style-name="Table2.A1" office:value-type="string">
            <text:p text:style-name="P39">Jakość rozwiązania</text:p>
          </table:table-cell>
          <table:table-cell table:style-name="Table2.D1" office:value-type="string">
            <text:p text:style-name="P39">Czas działania w ms</text:p>
          </table:table-cell>
        </table:table-row>
        <table:table-row>
          <table:table-cell table:style-name="Table2.A2" office:value-type="string">
            <text:p text:style-name="P39">10</text:p>
          </table:table-cell>
          <table:table-cell table:style-name="Table2.A2" office:value-type="string">
            <text:p text:style-name="P46">37,51</text:p>
          </table:table-cell>
          <table:table-cell table:style-name="Table2.A2" office:value-type="string">
            <text:p text:style-name="P46">766,90</text:p>
          </table:table-cell>
          <table:table-cell table:style-name="Table2.D2" office:value-type="string">
            <text:p text:style-name="P52">86,43</text:p>
          </table:table-cell>
        </table:table-row>
        <table:table-row>
          <table:table-cell table:style-name="Table2.A2" office:value-type="string">
            <text:p text:style-name="P39">30</text:p>
          </table:table-cell>
          <table:table-cell table:style-name="Table2.A2" office:value-type="string">
            <text:p text:style-name="P46">38,11</text:p>
          </table:table-cell>
          <table:table-cell table:style-name="Table2.A2" office:value-type="string">
            <text:p text:style-name="P46">809,51</text:p>
          </table:table-cell>
          <table:table-cell table:style-name="Table2.D2" office:value-type="string">
            <text:p text:style-name="P46">249,91</text:p>
          </table:table-cell>
        </table:table-row>
        <table:table-row>
          <table:table-cell table:style-name="Table2.A2" office:value-type="string">
            <text:p text:style-name="P39">60</text:p>
          </table:table-cell>
          <table:table-cell table:style-name="Table2.A2" office:value-type="string">
            <text:p text:style-name="P46">39,46</text:p>
          </table:table-cell>
          <table:table-cell table:style-name="Table2.A2" office:value-type="string">
            <text:p text:style-name="P55">754,05</text:p>
          </table:table-cell>
          <table:table-cell table:style-name="Table2.D2" office:value-type="string">
            <text:p text:style-name="P46">1889,80</text:p>
          </table:table-cell>
        </table:table-row>
        <table:table-row>
          <table:table-cell table:style-name="Table2.A2" office:value-type="string">
            <text:p text:style-name="P39">180</text:p>
          </table:table-cell>
          <table:table-cell table:style-name="Table2.A2" office:value-type="string">
            <text:p text:style-name="P46">38,06</text:p>
          </table:table-cell>
          <table:table-cell table:style-name="Table2.A2" office:value-type="string">
            <text:p text:style-name="P46">747,47</text:p>
          </table:table-cell>
          <table:table-cell table:style-name="Table2.D2" office:value-type="string">
            <text:p text:style-name="P46">2830,11</text:p>
          </table:table-cell>
        </table:table-row>
        <table:table-row>
          <table:table-cell table:style-name="Table2.A2" office:value-type="string">
            <text:p text:style-name="P39">540</text:p>
          </table:table-cell>
          <table:table-cell table:style-name="Table2.A2" office:value-type="string">
            <text:p text:style-name="P52">40,85</text:p>
          </table:table-cell>
          <table:table-cell table:style-name="Table2.A2" office:value-type="string">
            <text:p text:style-name="P52">716,08</text:p>
          </table:table-cell>
          <table:table-cell table:style-name="Table2.D2" office:value-type="string">
            <text:p text:style-name="P46">12450,71</text:p>
          </table:table-cell>
        </table:table-row>
      </table:table>
      <text:p text:style-name="P9"><text:soft-page-break/></text:p>
      <text:p text:style-name="P9"/>
      <text:p text:style-name="P9"/>
      <text:p text:style-name="P9"><draw:frame draw:style-name="fr2" draw:name="Object5" text:anchor-type="paragraph" svg:width="6.2992in" svg:height="3.5429in" draw:z-index="4"><draw:object xlink:href="./Object 5" xlink:type="simple" xlink:show="embed" xlink:actuate="onLoad"/><draw:image xlink:href="./ObjectReplacements/Object 5" xlink:type="simple" xlink:show="embed" xlink:actuate="onLoad"/></draw:frame></text:p>
      <text:p text:style-name="P9"/>
      <text:p text:style-name="P9"><draw:frame draw:style-name="fr2" draw:name="Object6" text:anchor-type="paragraph" svg:width="6.2992in" svg:height="3.5429in" draw:z-index="5"><draw:object xlink:href="./Object 6" xlink:type="simple" xlink:show="embed" xlink:actuate="onLoad"/><draw:image xlink:href="./ObjectReplacements/Object 6" xlink:type="simple" xlink:show="embed" xlink:actuate="onLoad"/></draw:frame></text:p>
      <text:p text:style-name="P9"><text:tab/><text:span text:style-name="T22">Niestety algorytm ewolucji różnicowej nie spełnił naszych oczekiwań. Jakość rozwiązań algorytmu poprawia się, ale w powolnym tempie. Drastycznie wzrasta za to czas potrzebny na przeprowadzenie wszystkich obliczeń. W naszym uznaniu powodem takiej sytuacji jest to, że algorytm bazuje na doświadczeniu poprzedniego pokolenia. W tym sensie jest uzależniony od poprzednich wyników oraz pośrednio od losowego wyniku bazowego. Sugerując się wynikami losowych przodków algorytm nie jest w stanie ani samodzielnie eksplorować przestrzeni, gdyż brakuje mu elementu losowości, ani nie jest w stanie udoskonalać najlepszego rowiązania z poprzedniego pokolenia. Jesteśmy zdania, że </text:span><text:soft-page-break/><text:span text:style-name="T22">zaistniałą sytuację mogłoby poprawić użwanie najlepszego osobnika poprzedniej populacji jako X2, a zamiast X3 dobrać losowy punkt. W ten sposób moglibyśmy krążyć wokół najlepszych rowiązań, badając ich otoczenia, jednocześnie element losowości pozwoliłby na spontaniczne oddalanie się rozwiązań celem zbadania innych potencjalnych rozwiązań.</text:span></text:p>
      <text:p text:style-name="P9"/>
      <text:p text:style-name="P28"><text:span text:style-name="T17">O</text:span>ptymalizacja rojem cząstek<text:span text:style-name="T2"> </text:span></text:p>
      <text:p text:style-name="P26"><text:tab/><text:span text:style-name="T10">Optymalizacja rojem cząstek (PSO) jest to technika optymalizacyjna zainspirowana przez stadne zachowania zwierząt, takich jak ryby lub ptaki. Pionierami PSO byli James Kennedy i Russell Eberhart. Podobnie jak poprzednie jest to algorytm iteracyjny, gdzie ostateczny wynik otrzymujemy poprzez poprawianie wcześniej otrzymanych rozwiązań. </text:span><text:span text:style-name="T11">Różnica pomiędzy algorytmem rojowym a genetycznym polega na przeniesieniu ciężaru z rywalizacji osobników w populacji na współpracę w ramach grupy.</text:span></text:p>
      <text:p text:style-name="P27"><text:span text:style-name="T10"><text:tab/></text:span><text:span text:style-name="T11">Algorytm PSO operuje na populacji (roju) współpracujących ze sobą osobników z których każdy dąży</text:span><text:span text:style-name="T10"><text:tab/></text:span><text:span text:style-name="T11">do znalezienia optymalnego rozwiązania korzystając ze swoich doświadczeń jak i doświadczeń całej grupy. Każdy osobnik (cząstka) znajduje się na określonej pozycji w przestrzeni wszystkich możliwych rozwiązań </text:span><text:span text:style-name="T12">i</text:span><text:span text:style-name="T11"> ma </text:span><text:span text:style-name="T12">przypisaną</text:span><text:span text:style-name="T11"> </text:span><text:span text:style-name="T12">pewną</text:span><text:span text:style-name="T11"> prędkość, która określa jak zmieniać będzie się dan</text:span><text:span text:style-name="T12">a</text:span><text:span text:style-name="T11"> </text:span><text:span text:style-name="T12">cząstka</text:span><text:span text:style-name="T11"> w czasie. </text:span><text:span text:style-name="T12">W każdej iteracji pozycja jest poprawiana zgodnie z prędkością. Zmianie ulega też sama prędkość. Zmiana wektora prędkości zależna jest od trzech czynników: obecnej prędkości, <text:s/>najlepszego rozwiązania znalezionego do tej pory przez cząsteczkę oraz od najlepszego rozwiązania z całej grupy. </text:span></text:p>
      <text:p text:style-name="P31"><text:tab/>PSO w tym przypadku został zastosowany na następujących zasadach:</text:p>
      <text:p text:style-name="P31">- liczba rojów to liczba przyszłych centroidów</text:p>
      <text:p text:style-name="P31">- każdy rój zajmuje się znalezieniem możliwie najlepszej pozycji pojedynczego centroidu</text:p>
      <text:p text:style-name="P57">Dla każdego z rojów przeprowadzamy poniższe operacje:</text:p>
      <text:list xml:id="list4545555068044361767" text:style-name="L2">
        <text:list-item>
          <text:p text:style-name="P61">utworzenie grupy punktów i rozstawienie ich w losowych pozycjach</text:p>
        </text:list-item>
        <text:list-item>
          <text:p text:style-name="P61">losowe wygenerowanie prędkości roju dla każdego w wymiarów</text:p>
        </text:list-item>
      </text:list>
      <text:p text:style-name="P31">W implementacji wyróżniamy pojedyncze „rozwiązanie” (ParticleSwarmSolution), <text:s/>każde z nich posiada odniesienie do centroidów z roju, tzn. centroid pierwszy to pojedyncza cząstka z 1szego roju, 2gi centroid to pojedyncza cząstka z drugiego roju itd. <text:s/>Każda iteracja przypisuje najlepiej pasujące punkty do centroidów. </text:p>
      <text:p text:style-name="P32"><text:tab/>Po osiągnięciu bariery liczby iteracji wskazane zostaje jedno, najwyżej punktowane rozwiązanie. </text:p>
      <text:p text:style-name="P10"/>
      <text:p text:style-name="P36">Średnie wyniki PSO dla zestawu 5-2<text:tab/><text:tab/></text:p>
      <table:table table:name="Table3" table:style-name="Table3">
        <table:table-column table:style-name="Table3.A" table:number-columns-repeated="3"/>
        <table:table-column table:style-name="Table3.D"/>
        <table:table-row>
          <table:table-cell table:style-name="Table3.A1" office:value-type="string">
            <text:p text:style-name="P40">Ilość rund</text:p>
          </table:table-cell>
          <table:table-cell table:style-name="Table3.A1" office:value-type="string">
            <text:p text:style-name="P40">Celność w %</text:p>
          </table:table-cell>
          <table:table-cell table:style-name="Table3.A1" office:value-type="string">
            <text:p text:style-name="P40">Jakość rozwiązania</text:p>
          </table:table-cell>
          <table:table-cell table:style-name="Table3.D1" office:value-type="string">
            <text:p text:style-name="P40">Czas działania w ms</text:p>
          </table:table-cell>
        </table:table-row>
        <table:table-row>
          <table:table-cell table:style-name="Table3.A2" office:value-type="string">
            <text:p text:style-name="P40">10</text:p>
          </table:table-cell>
          <table:table-cell table:style-name="Table3.A2" office:value-type="string">
            <text:p text:style-name="P47">24,95</text:p>
          </table:table-cell>
          <table:table-cell table:style-name="Table3.A2" office:value-type="string">
            <text:p text:style-name="P47">2739,71</text:p>
          </table:table-cell>
          <table:table-cell table:style-name="Table3.D2" office:value-type="string">
            <text:p text:style-name="P53">213</text:p>
          </table:table-cell>
        </table:table-row>
        <table:table-row>
          <table:table-cell table:style-name="Table3.A2" office:value-type="string">
            <text:p text:style-name="P40">30</text:p>
          </table:table-cell>
          <table:table-cell table:style-name="Table3.A2" office:value-type="string">
            <text:p text:style-name="P53">30,63</text:p>
          </table:table-cell>
          <table:table-cell table:style-name="Table3.A2" office:value-type="string">
            <text:p text:style-name="P53">1478,40</text:p>
          </table:table-cell>
          <table:table-cell table:style-name="Table3.D2" office:value-type="string">
            <text:p text:style-name="P47">658,22</text:p>
          </table:table-cell>
        </table:table-row>
        <table:table-row>
          <table:table-cell table:style-name="Table3.A2" office:value-type="string">
            <text:p text:style-name="P40">60</text:p>
          </table:table-cell>
          <table:table-cell table:style-name="Table3.A2" office:value-type="string">
            <text:p text:style-name="P47">29,89</text:p>
          </table:table-cell>
          <table:table-cell table:style-name="Table3.A2" office:value-type="string">
            <text:p text:style-name="P56">2184,11</text:p>
          </table:table-cell>
          <table:table-cell table:style-name="Table3.D2" office:value-type="string">
            <text:p text:style-name="P47">1264,13</text:p>
          </table:table-cell>
        </table:table-row>
        <table:table-row>
          <table:table-cell table:style-name="Table3.A2" office:value-type="string">
            <text:p text:style-name="P40">180</text:p>
          </table:table-cell>
          <table:table-cell table:style-name="Table3.A2" office:value-type="string">
            <text:p text:style-name="P47">26,01</text:p>
          </table:table-cell>
          <table:table-cell table:style-name="Table3.A2" office:value-type="string">
            <text:p text:style-name="P47">2503,06</text:p>
          </table:table-cell>
          <table:table-cell table:style-name="Table3.D2" office:value-type="string">
            <text:p text:style-name="P47">3763,56</text:p>
          </table:table-cell>
        </table:table-row>
        <table:table-row>
          <table:table-cell table:style-name="Table3.A2" office:value-type="string">
            <text:p text:style-name="P40">540</text:p>
          </table:table-cell>
          <table:table-cell table:style-name="Table3.A2" office:value-type="string">
            <text:p text:style-name="P56">25,22</text:p>
          </table:table-cell>
          <table:table-cell table:style-name="Table3.A2" office:value-type="string">
            <text:p text:style-name="P56">2902,33</text:p>
          </table:table-cell>
          <table:table-cell table:style-name="Table3.D2" office:value-type="string">
            <text:p text:style-name="P47">11010</text:p>
          </table:table-cell>
        </table:table-row>
      </table:table>
      <text:p text:style-name="P11"/>
      <text:p text:style-name="P11"/>
      <text:p text:style-name="P11"><draw:frame draw:style-name="fr2" draw:name="Object7" text:anchor-type="paragraph" svg:width="6.2992in" svg:height="3.5429in" draw:z-index="6"><draw:object xlink:href="./Object 7" xlink:type="simple" xlink:show="embed" xlink:actuate="onLoad"/><draw:image xlink:href="./ObjectReplacements/Object 7" xlink:type="simple" xlink:show="embed" xlink:actuate="onLoad"/></draw:frame><draw:frame draw:style-name="fr3" draw:name="Object8" text:anchor-type="paragraph" svg:x="-0.0008in" svg:y="2.5366in" svg:width="6.2992in" svg:height="3.5429in" draw:z-index="7"><draw:object xlink:href="./Object 8" xlink:type="simple" xlink:show="embed" xlink:actuate="onLoad"/><draw:image xlink:href="./ObjectReplacements/Object 8" xlink:type="simple" xlink:show="embed" xlink:actuate="onLoad"/></draw:frame><text:soft-page-break/></text:p>
      <text:p text:style-name="P60"><text:tab/>Niestety przy powyższym podejściu losowość przy dobieraniu wektora prędkości dla roju i dobór kolejnych zestawów centroidów decydowały o końcowym wyniku w niewiele mniejszym stopniu niż pbest i gbest („lokalnie” i „globalnie” najlepsze punkty/pozycje powodujące swego rodzaju przyciąganie po kolejnych iteracjach algorytmu. Przez wyżej wspomniany podział dążenie roju do odpowiedniego klastrowania jest jakby „po drodze” jednak nie jest to ostateczny wynik. Dla pojedynczego roju istnieje przecież jedna pozycja gbest, gdzie przy dążeniu do najmniejszej odległości na równi z maksymalnym rozmiarem podległego centroidowi klastra można by podejrzewać, że końcowym wynikiem będzie najzwyczajniej średnia lokacja z całości. Należałoby się zastanowić jaki lepszy sposób pozwoliłby na naturalne poprawianie pozycji centroidów przy pomocy PSO, tak, aby rój miał świadomość dążenia do pewnej liczby najlepszych punktów, a nie jednego. Przy obecnym podejściu można by dobierać rozwiązania na zasadzie wyboru możliwie najbardziej rozłącznych zbiorów punktów, jednak mocno podniosłoby to złożoność obliczeniową i praktycznie zrównałoby do podliczania dystansów na zasadzie każdy z każdym.</text:p>
      <text:p text:style-name="P11"/>
      <text:p text:style-name="P11"/>
      <text:p text:style-name="P11"/>
      <text:p text:style-name="P62"><text:soft-page-break/>Podsumowanie i wnioski</text:p>
      <text:p text:style-name="P60"><text:tab/>Wnioski z naszych eksperymentów są następujące. Najlepiej z postawionym zadaniem poradził sobie algorytm genetyczny z selekcją elitarystyczną, który okazał się dobrym kompromisem pomiędzy przeszukiwaniem przestrzeni rozwiązań a badaniem aktualnie znalezionym rozwiązaniem. W odróżnieniu od pozostałych algorytm ten wykazuje stały wzrost jakości rozwiązań wraz ze wzrostem ilości iteracji. Wydajność tego podejścia można jeszcze poprawić korygując parametry sterujące pod dany zestaw zadań. Nieco gorzej sprawdził się algorytm K-średnich, który w porównaniu z innymi przedstawionymi daje przyzwoite wyniki. Jego zastosowanie praktyczne może być kłopotliwe ze względu na jego ntrudne do przewidzenia wyniki. Metody PSO oraz ewolucji różnicowej zawiodły nasze oczekiwania. Algorytmy te nie były w stanie dość efektywnie poprawiać swoich wyników lub w zbyt dużym stopniu polegały na losowości jako drodze do porawienia wyniku. </text:p>
      <text:p text:style-name="P30"/>
      <text:p text:style-name="P30">Bibliografia</text:p>
      <text:list xml:id="list3092076545213866048" text:style-name="L3">
        <text:list-item>
          <text:p text:style-name="P66">E.R. Hruschka et al. “A survey of evolutionary algorithms for clustering”</text:p>
        </text:list-item>
        <text:list-item>
          <text:p text:style-name="P67">A. Abraham, S. Das, S. Roy. “Swarm intelligence algorithms for data clustering” </text:p>
        </text:list-item>
        <text:list-item>
          <text:p text:style-name="P67">W. Kwedlo, <text:span text:style-name="T23">materiały do wykładu </text:span>“Algorytmy ewolucyjne” <text:s/></text:p>
        </text:list-item>
        <text:list-item>
          <text:p text:style-name="P69"><text:span text:style-name="T26">A. Marczyk “</text:span>Genetic Algorithms and Evolutionary Computation” </text:p>
        </text:list-item>
        <text:list-item>
          <text:p text:style-name="P68"><text:span text:style-name="T27">R. Poli, W. Langdon, </text:span>“<text:span text:style-name="T27">A field guide to genetic programming</text:span>”</text:p>
        </text:list-item>
      </text:list>
      <text:p text:style-name="P12"><text:tab/></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Numbering_20_Symbols" style:display-name="Numbering Symbols" style:family="text">
      <style:text-properties fo:font-size="13pt" style:font-size-asian="11.3500003814697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k </meta:initial-creator>
    <meta:creation-date>2014-01-10T23:27:49.475579557</meta:creation-date>
    <dc:date>2014-01-14T00:09:05.354702828</dc:date>
    <dc:creator>jfk </dc:creator>
    <meta:editing-duration>PT7H27M54S</meta:editing-duration>
    <meta:editing-cycles>34</meta:editing-cycles>
    <meta:generator>LibreOffice/4.1.3.2$Linux_X86_64 LibreOffice_project/410m0$Build-2</meta:generator>
    <meta:document-statistic meta:table-count="4" meta:image-count="0" meta:object-count="8" meta:page-count="9" meta:paragraph-count="153" meta:word-count="1894" meta:character-count="14182" meta:non-whitespace-character-count="123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735cm" svg:y="0.315cm" chart:style-name="ch2">
          <text:p>Celność K-średnich dla danych 5-2 (w %) </text:p>
        </chart:title>
        <chart:plot-area chart:style-name="ch3" chart:data-source-has-labels="both" svg:x="0.769cm" svg:y="1.657cm" svg:width="14.592cm" svg:height="6.743cm">
          <chartooo:coordinate-region svg:x="1.39cm" svg:y="1.856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33.63">
                <text:p>33.63</text:p>
              </table:table-cell>
            </table:table-row>
            <table:table-row>
              <table:table-cell office:value-type="float" office:value="30">
                <text:p>30</text:p>
              </table:table-cell>
              <table:table-cell office:value-type="float" office:value="32.9">
                <text:p>32.9</text:p>
              </table:table-cell>
            </table:table-row>
            <table:table-row>
              <table:table-cell office:value-type="float" office:value="60">
                <text:p>60</text:p>
              </table:table-cell>
              <table:table-cell office:value-type="float" office:value="32.09">
                <text:p>32.09</text:p>
              </table:table-cell>
            </table:table-row>
            <table:table-row>
              <table:table-cell office:value-type="float" office:value="180">
                <text:p>180</text:p>
              </table:table-cell>
              <table:table-cell office:value-type="float" office:value="36.54">
                <text:p>36.54</text:p>
              </table:table-cell>
            </table:table-row>
            <table:table-row>
              <table:table-cell office:value-type="float" office:value="540">
                <text:p>540</text:p>
              </table:table-cell>
              <table:table-cell office:value-type="float" office:value="37.09">
                <text:p>37.0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542cm" svg:y="0.315cm" chart:style-name="ch2">
          <text:p>Jakość K-średnich dla danych 5-2</text:p>
        </chart:title>
        <chart:plot-area chart:style-name="ch3" chart:data-source-has-labels="both" svg:x="0.769cm" svg:y="1.657cm" svg:width="14.592cm" svg:height="6.743cm">
          <chartooo:coordinate-region svg:x="1.576cm" svg:y="1.857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768.86">
                <text:p>768.86</text:p>
              </table:table-cell>
            </table:table-row>
            <table:table-row>
              <table:table-cell office:value-type="float" office:value="30">
                <text:p>30</text:p>
              </table:table-cell>
              <table:table-cell office:value-type="float" office:value="806.91">
                <text:p>806.91</text:p>
              </table:table-cell>
            </table:table-row>
            <table:table-row>
              <table:table-cell office:value-type="float" office:value="60">
                <text:p>60</text:p>
              </table:table-cell>
              <table:table-cell office:value-type="float" office:value="698.05">
                <text:p>698.05</text:p>
              </table:table-cell>
            </table:table-row>
            <table:table-row>
              <table:table-cell office:value-type="float" office:value="180">
                <text:p>180</text:p>
              </table:table-cell>
              <table:table-cell office:value-type="float" office:value="753.28">
                <text:p>753.28</text:p>
              </table:table-cell>
            </table:table-row>
            <table:table-row>
              <table:table-cell office:value-type="float" office:value="540">
                <text:p>540</text:p>
              </table:table-cell>
              <table:table-cell office:value-type="float" office:value="721.49">
                <text:p>721.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1cm" svg:y="0.315cm" chart:style-name="ch2">
          <text:p>Celność algorytmu genetycznego dla danych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36.5199981259465">
                <text:p>36.5199981259465</text:p>
              </table:table-cell>
            </table:table-row>
            <table:table-row>
              <table:table-cell office:value-type="float" office:value="30">
                <text:p>30</text:p>
              </table:table-cell>
              <table:table-cell office:value-type="float" office:value="37.1399968955932">
                <text:p>37.1399968955932</text:p>
              </table:table-cell>
            </table:table-row>
            <table:table-row>
              <table:table-cell office:value-type="float" office:value="60">
                <text:p>60</text:p>
              </table:table-cell>
              <table:table-cell office:value-type="float" office:value="38.4099991727393">
                <text:p>38.4099991727393</text:p>
              </table:table-cell>
            </table:table-row>
            <table:table-row>
              <table:table-cell office:value-type="float" office:value="180">
                <text:p>180</text:p>
              </table:table-cell>
              <table:table-cell office:value-type="float" office:value="41.2099981371743">
                <text:p>41.2099981371743</text:p>
              </table:table-cell>
            </table:table-row>
            <table:table-row>
              <table:table-cell office:value-type="float" office:value="540">
                <text:p>540</text:p>
              </table:table-cell>
              <table:table-cell office:value-type="float" office:value="42.7900012414185">
                <text:p>42.79000124141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2.73cm" svg:y="0.315cm" chart:style-name="ch2">
          <text:p>Jakość rozwiązania algorytmu genetycznego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670.486196120248">
                <text:p>670.486196120248</text:p>
              </table:table-cell>
            </table:table-row>
            <table:table-row>
              <table:table-cell office:value-type="float" office:value="30">
                <text:p>30</text:p>
              </table:table-cell>
              <table:table-cell office:value-type="float" office:value="617.317517312795">
                <text:p>617.317517312795</text:p>
              </table:table-cell>
            </table:table-row>
            <table:table-row>
              <table:table-cell office:value-type="float" office:value="60">
                <text:p>60</text:p>
              </table:table-cell>
              <table:table-cell office:value-type="float" office:value="591.20565785012">
                <text:p>591.20565785012</text:p>
              </table:table-cell>
            </table:table-row>
            <table:table-row>
              <table:table-cell office:value-type="float" office:value="180">
                <text:p>180</text:p>
              </table:table-cell>
              <table:table-cell office:value-type="float" office:value="561.242606902353">
                <text:p>561.242606902353</text:p>
              </table:table-cell>
            </table:table-row>
            <table:table-row>
              <table:table-cell office:value-type="float" office:value="540">
                <text:p>540</text:p>
              </table:table-cell>
              <table:table-cell office:value-type="float" office:value="542.712146258404">
                <text:p>542.71214625840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384cm" svg:y="0.315cm" chart:style-name="ch2">
          <text:p>Celność ewolucji różnicowej dla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37.51">
                <text:p>37.51</text:p>
              </table:table-cell>
            </table:table-row>
            <table:table-row>
              <table:table-cell office:value-type="float" office:value="30">
                <text:p>30</text:p>
              </table:table-cell>
              <table:table-cell office:value-type="float" office:value="38.11">
                <text:p>38.11</text:p>
              </table:table-cell>
            </table:table-row>
            <table:table-row>
              <table:table-cell office:value-type="float" office:value="60">
                <text:p>60</text:p>
              </table:table-cell>
              <table:table-cell office:value-type="float" office:value="39.46">
                <text:p>39.46</text:p>
              </table:table-cell>
            </table:table-row>
            <table:table-row>
              <table:table-cell office:value-type="float" office:value="180">
                <text:p>180</text:p>
              </table:table-cell>
              <table:table-cell office:value-type="float" office:value="38.06">
                <text:p>38.06</text:p>
              </table:table-cell>
            </table:table-row>
            <table:table-row>
              <table:table-cell office:value-type="float" office:value="540">
                <text:p>540</text:p>
              </table:table-cell>
              <table:table-cell office:value-type="float" office:value="40.85">
                <text:p>40.8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476cm" svg:y="0.315cm" chart:style-name="ch2">
          <text:p>Jakość ewolucji różnicowej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766.9012601247">
                <text:p>766.9012601247</text:p>
              </table:table-cell>
            </table:table-row>
            <table:table-row>
              <table:table-cell office:value-type="float" office:value="30">
                <text:p>30</text:p>
              </table:table-cell>
              <table:table-cell office:value-type="float" office:value="809.51848947475">
                <text:p>809.51848947475</text:p>
              </table:table-cell>
            </table:table-row>
            <table:table-row>
              <table:table-cell office:value-type="float" office:value="60">
                <text:p>60</text:p>
              </table:table-cell>
              <table:table-cell office:value-type="float" office:value="754.055051301293">
                <text:p>754.055051301293</text:p>
              </table:table-cell>
            </table:table-row>
            <table:table-row>
              <table:table-cell office:value-type="float" office:value="180">
                <text:p>180</text:p>
              </table:table-cell>
              <table:table-cell office:value-type="float" office:value="747.471733006468">
                <text:p>747.471733006468</text:p>
              </table:table-cell>
            </table:table-row>
            <table:table-row>
              <table:table-cell office:value-type="float" office:value="540">
                <text:p>540</text:p>
              </table:table-cell>
              <table:table-cell office:value-type="float" office:value="716.084727738723">
                <text:p>716.08472773872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5.209cm" svg:y="0.293cm" chart:style-name="ch2">
          <text:p>Średnie wyniki PSO dla 5-2</text:p>
        </chart:title>
        <chart:plot-area chart:style-name="ch3" chart:data-source-has-labels="both" svg:x="0.769cm" svg:y="1.657cm" svg:width="14.592cm" svg:height="6.743cm">
          <chartooo:coordinate-region svg:x="1.39cm" svg:y="1.857cm" svg:width="13.691cm" svg:height="5.896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24.95">
                <text:p>24.95</text:p>
              </table:table-cell>
            </table:table-row>
            <table:table-row>
              <table:table-cell office:value-type="float" office:value="30">
                <text:p>30</text:p>
              </table:table-cell>
              <table:table-cell office:value-type="float" office:value="30.63">
                <text:p>30.63</text:p>
              </table:table-cell>
            </table:table-row>
            <table:table-row>
              <table:table-cell office:value-type="float" office:value="60">
                <text:p>60</text:p>
              </table:table-cell>
              <table:table-cell office:value-type="float" office:value="29.89">
                <text:p>29.89</text:p>
              </table:table-cell>
            </table:table-row>
            <table:table-row>
              <table:table-cell office:value-type="float" office:value="180">
                <text:p>180</text:p>
              </table:table-cell>
              <table:table-cell office:value-type="float" office:value="26.01">
                <text:p>26.01</text:p>
              </table:table-cell>
            </table:table-row>
            <table:table-row>
              <table:table-cell office:value-type="float" office:value="540">
                <text:p>540</text:p>
              </table:table-cell>
              <table:table-cell office:value-type="float" office:value="25.22">
                <text:p>25.2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5.177cm" svg:y="0.315cm" chart:style-name="ch2">
          <text:p>Średnia jakość PSO dla 5-2</text:p>
        </chart:title>
        <chart:plot-area chart:style-name="ch3" chart:data-source-has-labels="both" svg:x="0.769cm" svg:y="1.657cm" svg:width="14.592cm" svg:height="6.743cm">
          <chartooo:coordinate-region svg:x="1.761cm" svg:y="1.857cm" svg:width="13.32cm" svg:height="5.896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2739.7">
                <text:p>2739.7</text:p>
              </table:table-cell>
            </table:table-row>
            <table:table-row>
              <table:table-cell office:value-type="float" office:value="30">
                <text:p>30</text:p>
              </table:table-cell>
              <table:table-cell office:value-type="float" office:value="1478">
                <text:p>1478</text:p>
              </table:table-cell>
            </table:table-row>
            <table:table-row>
              <table:table-cell office:value-type="float" office:value="60">
                <text:p>60</text:p>
              </table:table-cell>
              <table:table-cell office:value-type="float" office:value="2184.1">
                <text:p>2184.1</text:p>
              </table:table-cell>
            </table:table-row>
            <table:table-row>
              <table:table-cell office:value-type="float" office:value="180">
                <text:p>180</text:p>
              </table:table-cell>
              <table:table-cell office:value-type="float" office:value="2503">
                <text:p>2503</text:p>
              </table:table-cell>
            </table:table-row>
            <table:table-row>
              <table:table-cell office:value-type="float" office:value="540">
                <text:p>540</text:p>
              </table:table-cell>
              <table:table-cell office:value-type="float" office:value="2902.3">
                <text:p>2902.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